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lacial Indifference" svg:font-family="'Glacial Indifferenc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457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  <style:text-properties style:font-name="Glacial Indiffere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Glacial Indifference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Glacial Indifference"/>
    </style:style>
    <style:style style:name="ce3" style:family="table-cell" style:parent-style-name="Default">
      <style:table-cell-properties fo:border="0.74pt solid #000000" style:vertical-align="middle"/>
      <style:text-properties style:font-name="Glacial Indifference"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Glacial Indifference" fo:font-size="13pt" style:font-size-asian="13pt" style:font-size-complex="13pt"/>
    </style:style>
    <style:style style:name="ce4" style:family="table-cell" style:parent-style-name="Default">
      <style:table-cell-properties fo:border="0.74pt solid #000000" style:vertical-align="middle"/>
      <style:text-properties style:font-name="Glacial Indifference"/>
    </style:style>
    <style:style style:name="ce6" style:family="table-cell" style:parent-style-name="Good">
      <style:table-cell-properties style:text-align-source="fix" style:repeat-content="false" style:vertical-align="middle"/>
      <style:paragraph-properties fo:text-align="center" fo:margin-left="0in"/>
      <style:text-properties style:font-name="Glacial Indifference" fo:font-size="13pt" style:font-size-asian="13pt" style:font-size-complex="13pt"/>
    </style:style>
    <style:style style:name="ce7" style:family="table-cell" style:parent-style-name="Good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Glacial Indifference" fo:font-size="13pt" style:font-size-asian="13pt" style:font-size-complex="13pt"/>
    </style:style>
    <style:style style:name="ce8" style:family="table-cell" style:parent-style-name="Bad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Glacial Indifference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 calcext:value-type="string">
            <text:p>S.No</text:p>
          </table:table-cell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<text:s text:c="2"/>1 <text:s text:c="2"/>1 <text:s text:c="2"/>1 <text:s text:c="2"/>1</text:p>
          </table:table-cell>
          <table:table-cell office:value-type="string" calcext:value-type="string">
            <text:p>Looping</text:p>
          </table:table-cell>
          <table:table-cell table:style-name="ce6" office:value-type="string" calcext:value-type="string">
            <text:p>Complet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<text:s text:c="2"/>2 <text:s text:c="2"/>3 <text:s text:c="2"/>4 <text:s text:c="2"/>5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<text:s text:c="2"/>3 <text:s text:c="2"/>5 <text:s text:c="2"/>7 <text:s text:c="2"/>9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 <text:s text:c="2"/>6 <text:s text:c="2"/>9 <text:s text:c="2"/>12 <text:s/>15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ltiples of 3 and 5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ples of 3 or 5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visors of given numbe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 of Divisors of given numbe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me Numbe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verse Printing a numbe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unt of Digits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m of Digits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verse the numbe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lindrome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rmstrong Numbe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on Numbe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rong Numbe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py Number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rfect Number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ition of n numbers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ctorial Numbe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mmon Divisors of given two numbers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atest Common Divisor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ast Common Multiple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string" calcext:value-type="string">
            <text:p>2 power 5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cimal to Binary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nary to Decimal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bonacci Series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apping two number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apping without third variable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ibonacci without using third variable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dd Positions - Even Positions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irst 20 Prime Numbers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m of Digits until it becomes single digit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inting 5! 4! 3! 2! 1!</text:p>
          </table:table-cell>
          <table:table-cell office:value-type="string" calcext:value-type="string">
            <text:p>Looping</text:p>
          </table:table-cell>
          <table:table-cell table:style-name="ce7" office:value-type="string" calcext:value-type="string">
            <text:p>Complete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inting 1*10 2*9 3*8 4*7 , 1*2 2*3 3*4 4*5 5*6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inting 1 11 121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inting 1 8 27 64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rinting 1 4 9 16 25 36 49 64 81 100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rinting 1 4 27 256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rinting 1 2 4 7 11 16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quare Root of a Number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rime Numbers in a fibonacci series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mallest divisor of an integer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eatest divisor of an integer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umber is multiple of 3 without using / and % operators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 of digits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int Number Series 10 18 24 28 30</text:p>
          </table:table-cell>
          <table:table-cell office:value-type="string" calcext:value-type="string">
            <text:p>Looping</text:p>
          </table:table-cell>
          <table:table-cell table:style-name="ce8" office:value-type="string" calcext:value-type="string">
            <text:p>In-Completed</text:p>
          </table:table-cell>
        </table:table-row>
        <table:table-row table:style-name="ro1" table:number-rows-repeated="51">
          <table:table-cell table:number-columns-repeated="4"/>
        </table:table-row>
        <table:table-row table:style-name="ro2">
          <table:table-cell table:style-name="ce9"/>
          <table:table-cell table:style-name="ce4" table:number-columns-repeated="2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lacial Indifference" svg:font-family="'Glacial Indifferenc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20:42:24.824470710</meta:creation-date>
    <dc:date>2022-11-07T21:24:30.089808237</dc:date>
    <meta:editing-duration>PT10M51S</meta:editing-duration>
    <meta:editing-cycles>3</meta:editing-cycles>
    <meta:generator>LibreOffice/7.3.6.2$Linux_X86_64 LibreOffice_project/30$Build-2</meta:generator>
    <meta:document-statistic meta:table-count="1" meta:cell-count="196" meta:object-count="0"/>
  </office:meta>
</office:document-meta>
</file>